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02075697" calcext:value-type="float">
            <text:p>165602075697</text:p>
          </table:table-cell>
          <table:table-cell office:value-type="string" calcext:value-type="string">
            <text:p>milissegundos </text:p>
          </table:table-cell>
          <table:table-cell office:value-type="float" office:value="165602" calcext:value-type="float">
            <text:p>165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0433193524" calcext:value-type="float">
            <text:p>170433193524</text:p>
          </table:table-cell>
          <table:table-cell office:value-type="string" calcext:value-type="string">
            <text:p>milissegundos </text:p>
          </table:table-cell>
          <table:table-cell office:value-type="float" office:value="170433" calcext:value-type="float">
            <text:p>170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7418929833" calcext:value-type="float">
            <text:p>167418929833</text:p>
          </table:table-cell>
          <table:table-cell office:value-type="string" calcext:value-type="string">
            <text:p>milissegundos </text:p>
          </table:table-cell>
          <table:table-cell office:value-type="float" office:value="167418" calcext:value-type="float">
            <text:p>1674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3])" office:value-type="float" office:value="167817.666666667" calcext:value-type="float">
            <text:p>167817,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:.F3])" office:value-type="float" office:value="2440.17219337762" calcext:value-type="float">
            <text:p>2440,172193377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6]/SQRT([.F7])" office:value-type="float" office:value="1408.83407271561" calcext:value-type="float">
            <text:p>1408,83407271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22:13:46.698913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18:57.477641841</meta:creation-date>
    <dc:date>2019-06-06T22:43:08.721009738</dc:date>
    <meta:editing-duration>PT44M17S</meta:editing-duration>
    <meta:editing-cycles>4</meta:editing-cycles>
    <meta:generator>LibreOffice/6.0.6.2$Linux_X86_64 LibreOffice_project/00m0$Build-2</meta:generator>
    <meta:document-statistic meta:table-count="1" meta:cell-count="23" meta:object-count="0"/>
  </office:meta>
</office:document-meta>
</file>